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Heading_20_3">
      <style:text-properties officeooo:paragraph-rsid="000215db"/>
    </style:style>
    <style:style style:name="T1" style:family="text">
      <style:text-properties officeooo:rsid="000215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<text:span text:style-name="T1">Table (</text:span>Описание<text:span text:style-name="T1">)</text:span></text:h>
      <text:p text:style-name="Text_20_body">Элемент &lt;table&gt; служит контейнером для элементов, определяющих содержимое таблицы. Любая таблица состоит из строк и ячеек, которые задаются с помощью тегов &lt;tr&gt; и &lt;td&gt;. Внутри &lt;table&gt; допустимо использовать следующие элементы: &lt;caption&gt;, &lt;col&gt;, &lt;colgroup&gt;, &lt;tbody&gt;, &lt;td&gt;, &lt;tfoot&gt;, &lt;th&gt;, &lt;thead&gt; и &lt;tr&gt;.</text:p>
      <text:p text:style-name="Text_20_body">Таблицы с невидимой границей долгое время использовались для верстки веб-страниц, позволяя разделять документ на модульные блоки. Подобный способ применения таблиц нашел воплощение на многих сайтах, пока ему на смену не пришел более современный способ верстки с помощью слоев.</text:p>
      <text:h text:style-name="Heading_20_3" text:outline-level="3">Синтаксис</text:h>
      <text:p text:style-name="Preformatted_20_Text"><text:span text:style-name="Source_20_Text">&lt;table&gt;</text:span></text:p>
      <text:p text:style-name="Preformatted_20_Text"><text:span text:style-name="Source_20_Text"><text:s text:c="2"/>&lt;tr&gt;</text:span></text:p>
      <text:p text:style-name="Preformatted_20_Text"><text:span text:style-name="Source_20_Text"><text:s text:c="4"/>&lt;td&gt;...&lt;/td&gt;</text:span></text:p>
      <text:p text:style-name="Preformatted_20_Text"><text:span text:style-name="Source_20_Text"><text:s text:c="2"/>&lt;/tr&gt;</text:span></text:p>
      <text:p text:style-name="P1"><text:span text:style-name="Source_20_Text">&lt;/table&gt;</text:span></text:p>
      <text:h text:style-name="Heading_20_3" text:outline-level="3">Атрибуты</text:h>
      <text:p text:style-name="List_20_Heading"><text:a xlink:type="simple" xlink:href="http://htmlbook.ru/html/table/align" text:style-name="Internet_20_link" text:visited-style-name="Visited_20_Internet_20_Link">align</text:a> Определяет выравнивание таблицы. </text:p>
      <text:p text:style-name="List_20_Heading"><text:a xlink:type="simple" xlink:href="http://htmlbook.ru/html/table/background" text:style-name="Internet_20_link" text:visited-style-name="Visited_20_Internet_20_Link">background</text:a> Задает фоновый рисунок в таблице. </text:p>
      <text:p text:style-name="List_20_Heading"><text:a xlink:type="simple" xlink:href="http://htmlbook.ru/html/table/bgcolor" text:style-name="Internet_20_link" text:visited-style-name="Visited_20_Internet_20_Link">bgcolor</text:a> Цвет фона таблицы. </text:p>
      <text:p text:style-name="List_20_Heading"><text:a xlink:type="simple" xlink:href="http://htmlbook.ru/html/table/border" text:style-name="Internet_20_link" text:visited-style-name="Visited_20_Internet_20_Link">border</text:a> Толщина рамки в пикселах. </text:p>
      <text:p text:style-name="List_20_Heading"><text:a xlink:type="simple" xlink:href="http://htmlbook.ru/html/table/bordercolor" text:style-name="Internet_20_link" text:visited-style-name="Visited_20_Internet_20_Link">bordercolor</text:a> Цвет рамки. </text:p>
      <text:p text:style-name="List_20_Heading"><text:a xlink:type="simple" xlink:href="http://htmlbook.ru/html/table/cellpadding" text:style-name="Internet_20_link" text:visited-style-name="Visited_20_Internet_20_Link">cellpadding</text:a> Отступ от рамки до содержимого ячейки. </text:p>
      <text:p text:style-name="List_20_Heading"><text:a xlink:type="simple" xlink:href="http://htmlbook.ru/html/table/cellspacing" text:style-name="Internet_20_link" text:visited-style-name="Visited_20_Internet_20_Link">cellspacing</text:a> Расстояние между ячейками. </text:p>
      <text:p text:style-name="List_20_Heading"><text:a xlink:type="simple" xlink:href="http://htmlbook.ru/html/table/cols" text:style-name="Internet_20_link" text:visited-style-name="Visited_20_Internet_20_Link">cols</text:a> Число колонок в таблице. </text:p>
      <text:p text:style-name="List_20_Heading"><text:a xlink:type="simple" xlink:href="http://htmlbook.ru/html/table/frame" text:style-name="Internet_20_link" text:visited-style-name="Visited_20_Internet_20_Link">frame</text:a> Сообщает браузеру, как отображать границы вокруг таблицы. </text:p>
      <text:p text:style-name="List_20_Heading"><text:a xlink:type="simple" xlink:href="http://htmlbook.ru/html/table/height" text:style-name="Internet_20_link" text:visited-style-name="Visited_20_Internet_20_Link">height</text:a> Высота таблицы. </text:p>
      <text:p text:style-name="List_20_Heading"><text:a xlink:type="simple" xlink:href="http://htmlbook.ru/html/table/rules" text:style-name="Internet_20_link" text:visited-style-name="Visited_20_Internet_20_Link">rules</text:a> Сообщает браузеру, где отображать границы между ячейками. </text:p>
      <text:p text:style-name="List_20_Heading"><text:a xlink:type="simple" xlink:href="http://htmlbook.ru/html/table/summary" text:style-name="Internet_20_link" text:visited-style-name="Visited_20_Internet_20_Link">summary</text:a> Краткое описание таблицы. </text:p>
      <text:p text:style-name="List_20_Heading"><text:a xlink:type="simple" xlink:href="http://htmlbook.ru/html/table/width" text:style-name="Internet_20_link" text:visited-style-name="Visited_20_Internet_20_Link">width</text:a> Ширина таблицы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11:12:56.434683432</meta:creation-date>
    <dc:date>2019-02-03T11:14:34.817796041</dc:date>
    <meta:editing-duration>PT1M41S</meta:editing-duration>
    <meta:editing-cycles>1</meta:editing-cycles>
    <meta:document-statistic meta:table-count="0" meta:image-count="0" meta:object-count="0" meta:page-count="1" meta:paragraph-count="23" meta:word-count="151" meta:character-count="1150" meta:non-whitespace-character-count="1001"/>
    <meta:generator>LibreOffice/6.0.7.3$Linux_X86_64 LibreOffice_project/00m0$Build-3</meta:generator>
  </office:meta>
</office:document-meta>
</file>